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7146" officeooo:paragraph-rsid="001164cf"/>
    </style:style>
    <style:style style:name="P2" style:family="paragraph" style:parent-style-name="Standard">
      <style:text-properties officeooo:rsid="00139d60" officeooo:paragraph-rsid="001164cf"/>
    </style:style>
    <style:style style:name="P3" style:family="paragraph" style:parent-style-name="Standard">
      <style:text-properties fo:font-weight="bold" officeooo:rsid="00139d60" officeooo:paragraph-rsid="001164cf" style:font-weight-asian="bold" style:font-weight-complex="bold"/>
    </style:style>
    <style:style style:name="P4" style:family="paragraph" style:parent-style-name="Standard">
      <style:text-properties fo:font-weight="bold" officeooo:rsid="00229c23" officeooo:paragraph-rsid="00229c23" style:font-weight-asian="bold" style:font-weight-complex="bold"/>
    </style:style>
    <style:style style:name="P5" style:family="paragraph" style:parent-style-name="Standard">
      <style:text-properties fo:font-weight="bold" officeooo:paragraph-rsid="001164cf" style:font-weight-asian="bold" style:font-weight-complex="bold"/>
    </style:style>
    <style:style style:name="P6" style:family="paragraph" style:parent-style-name="Standard">
      <style:text-properties officeooo:paragraph-rsid="001164cf"/>
    </style:style>
    <style:style style:name="P7" style:family="paragraph" style:parent-style-name="Standard">
      <style:text-properties officeooo:rsid="0014c08b" officeooo:paragraph-rsid="0014c08b"/>
    </style:style>
    <style:style style:name="P8" style:family="paragraph" style:parent-style-name="Standard">
      <style:text-properties officeooo:rsid="001ccd26" officeooo:paragraph-rsid="001ccd26"/>
    </style:style>
    <style:style style:name="P9" style:family="paragraph" style:parent-style-name="Standard">
      <style:text-properties officeooo:rsid="001ebc74" officeooo:paragraph-rsid="001ebc74"/>
    </style:style>
    <style:style style:name="P10" style:family="paragraph" style:parent-style-name="Standard">
      <style:text-properties officeooo:rsid="00229c23" officeooo:paragraph-rsid="00229c23"/>
    </style:style>
    <style:style style:name="P11" style:family="paragraph" style:parent-style-name="Standard">
      <style:text-properties officeooo:paragraph-rsid="00229c23"/>
    </style:style>
    <style:style style:name="P12" style:family="paragraph" style:parent-style-name="Standard">
      <style:text-properties officeooo:rsid="00262fff" officeooo:paragraph-rsid="00262fff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29c23"/>
    </style:style>
    <style:style style:name="P14" style:family="paragraph" style:parent-style-name="Standard">
      <style:text-properties officeooo:rsid="0014c08b" officeooo:paragraph-rsid="0014c08b"/>
    </style:style>
    <style:style style:name="P15" style:family="paragraph" style:parent-style-name="Standard">
      <style:text-properties officeooo:rsid="00262fff" officeooo:paragraph-rsid="00262fff"/>
    </style:style>
    <style:style style:name="T1" style:family="text">
      <style:text-properties officeooo:rsid="00229c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229c23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ource_20_Text"/></text:p>
      <text:p text:style-name="P13"><text:span text:style-name="Source_20_Text"><text:span text:style-name="T3">program version 및 install 참고</text:span></text:span></text:p>
      <text:p text:style-name="P4">tomcat8 설치</text:p>
      <text:p text:style-name="P10">참고: https://linuxize.com/post/how-to-install-tomcat-8-5-on-ubuntu-18.04/</text:p>
      <text:p text:style-name="P11"/>
      <text:p text:style-name="P12">jenkins 설치</text:p>
      <text:p text:style-name="P12">참고 : <text:a xlink:type="simple" xlink:href="https://linuxtechlab.com/how-to-install-jenkins-on-tomcat-complete-guide/" text:style-name="Internet_20_link" text:visited-style-name="Visited_20_Internet_20_Link">https://linuxtechlab.com/how-to-install-jenkins-on-tomcat-complete-guide/</text:a></text:p>
      <text:p text:style-name="P12"/>
      <text:p text:style-name="P12">https://wiki.jenkins.io/display/JENKINS/Tomcat</text:p>
      <text:p text:style-name="P11"/>
      <text:p text:style-name="P1"><text:span text:style-name="T2">DB 보안 설정</text:span> : sudo mysql_secure_installation</text:p>
      <text:p text:style-name="P6">참고: <text:a xlink:type="simple" xlink:href="https://linuxize.com/post/how-to-install-mariadb-on-ubuntu-18-04/" text:style-name="Internet_20_link" text:visited-style-name="Visited_20_Internet_20_Link">https://linuxize.com/post/how-to-install-mariadb-on-ubuntu-18-04/</text:a> </text:p>
      <text:p text:style-name="P6"/>
      <text:p text:style-name="P5">지라 사용법</text:p>
      <text:p text:style-name="P6">참고: <text:s/>https://www.lesstif.com/pages/viewpage.action?pageId=12943700/</text:p>
      <text:p text:style-name="P9"/>
      <text:p text:style-name="P2">git 사용법</text:p>
      <text:p text:style-name="P2"/>
      <text:p text:style-name="P2"/>
      <text:p text:style-name="P3"/>
      <text:p text:style-name="P3"><text:span text:style-name="T1">git </text:span>clone</text:p>
      <text:p text:style-name="P2">참고: http://junho85.pe.kr/1010</text:p>
      <text:p text:style-name="P6"/>
      <text:p text:style-name="P6">git clone /home/alice/project myrepo</text:p>
      <text:p text:style-name="P6"/>
      <text:p text:style-name="P6"/>
      <text:p text:style-name="P6"/>
      <text:p text:style-name="P6"/>
      <text:p text:style-name="P6"/>
      <text:p text:style-name="P7">터미널을 이용한 git 업로드 순서</text:p>
      <text:p text:style-name="P7">clone → add → pull → commit -m → push</text:p>
      <text:p text:style-name="P7"/>
      <text:p text:style-name="P7">git commit -m "namgyu commit"</text:p>
      <text:p text:style-name="P7">git remote add origin https://github.com/jonggyu12/test.git</text:p>
      <text:p text:style-name="P7">git clone https://github.com/jonggyu12/test</text:p>
      <text:p text:style-name="P7">git push -u origin master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우분투 18.04 절전 모드 해제</text:p>
      <text:p text:style-name="P8">참고: http://booolean.tistory.com/7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5:10:02.064811698</meta:creation-date>
    <meta:generator>LibreOffice/6.0.6.2$Linux_X86_64 LibreOffice_project/00m0$Build-2</meta:generator>
    <dc:date>2018-11-12T15:06:44.097256888</dc:date>
    <meta:editing-duration>PT4H1M26S</meta:editing-duration>
    <meta:editing-cycles>16</meta:editing-cycles>
    <meta:document-statistic meta:table-count="0" meta:image-count="0" meta:object-count="0" meta:page-count="2" meta:paragraph-count="22" meta:word-count="111" meta:character-count="774" meta:non-whitespace-character-count="717"/>
  </office:meta>
</office:document-meta>
</file>